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ffff" draw:textarea-horizontal-align="center" draw:textarea-vertical-align="middle"/>
    </style:style>
    <style:style style:name="gr2" style:family="graphic" style:parent-style-name="standard">
      <style:graphic-properties draw:stroke="none" draw:fill="gradient" draw:fill-color="#ff950e" draw:fill-gradient-name="Rectangular_20_red_2f_white" draw:textarea-horizontal-align="center" draw:textarea-vertical-align="middle"/>
    </style:style>
    <style:style style:name="gr3" style:family="graphic" style:parent-style-name="standard">
      <style:graphic-properties draw:stroke="none" draw:fill-color="#ccffff" draw:textarea-horizontal-align="center" draw:textarea-vertical-align="middle"/>
    </style:style>
    <style:style style:name="gr4" style:family="graphic" style:parent-style-name="standard">
      <style:graphic-properties draw:stroke="none" draw:fill-color="#ccffff" draw:textarea-horizontal-align="justify" draw:textarea-vertical-align="middle" draw:auto-grow-height="false" fo:min-height="0cm"/>
    </style:style>
    <style:style style:name="gr5" style:family="graphic" style:parent-style-name="standard">
      <style:graphic-properties draw:stroke="none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cm"/>
    </style:style>
    <style:style style:name="gr7" style:family="graphic" style:parent-style-name="standard">
      <style:graphic-properties draw:stroke="none" draw:fill-color="#cc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1cm" svg:stroke-color="#004586" draw:marker-start-width="0.32cm" draw:marker-end-width="0.32cm" draw:fill="none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draw:fill="gradient" draw:fill-gradient-name="Gradient_20_12" draw:textarea-horizontal-align="center" draw:textarea-vertical-align="middle"/>
    </style:style>
    <style:style style:name="gr10" style:family="graphic" style:parent-style-name="objectwithoutfill">
      <style:graphic-properties svg:stroke-color="#004586" draw:fill="none" draw:textarea-horizontal-align="center" draw:textarea-vertical-align="middle"/>
    </style:style>
    <style:style style:name="gr11" style:family="graphic" style:parent-style-name="objectwithoutfill">
      <style:graphic-properties svg:stroke-width="0.01cm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2" style:family="graphic" style:parent-style-name="objectwithoutfill">
      <style:graphic-properties draw:stroke="solid" draw:stroke-dash="_32__20_Dots_20_1_20_Dash" svg:stroke-width="0.01cm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1cm" svg:stroke-color="#000000" draw:marker-start-width="0.32cm" draw:marker-end="Triangle_20_unfilled" draw:marker-end-width="0.32cm" draw:textarea-horizontal-align="center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svg:stroke-width="0.01cm" svg:stroke-color="#000000" draw:marker-start-width="0.32cm" draw:marker-end-width="0.32cm" draw:fill="none" draw:textarea-horizontal-align="center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69cm"/>
    </style:style>
    <style:style style:name="gr18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2cm" svg:stroke-color="#ffffff" draw:marker-start-width="0.26cm" draw:marker-end="Arrow" draw:marker-end-width="0.26cm" draw:fill="none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marker-end="Symmetric_20_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draw:fill="none" draw:textarea-vertical-align="middle"/>
    </style:style>
    <style:style style:name="gr23" style:family="graphic" style:parent-style-name="objectwithoutfill">
      <style:graphic-properties svg:stroke-width="0.1cm" svg:stroke-color="#00cccc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dash" draw:stroke-dash="Ultrafine_20_Dashed" draw:marker-start="Short_20_line_20_Arrow" draw:marker-start-width="0.1cm" draw:marker-end="Short_20_line_20_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3" style:family="paragraph">
      <style:text-properties fo:color="#ffffff"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family="Symbol" style:font-family-generic="roman" style:font-pitch="variable" style:font-charset="x-symbol" fo:font-size="15pt" style:font-size-asian="15pt" style:font-size-complex="15pt"/>
    </style:style>
    <style:style style:name="T1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" style:family="text">
      <style:text-properties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text-position="sub 58%" fo:font-family="'Times New Roman'" style:font-family-generic="roman" style:font-pitch="variable" fo:font-size="15pt" style:font-size-asian="15pt" style:font-size-complex="15pt"/>
    </style:style>
    <style:style style:name="T4" style:family="text">
      <style:text-properties fo:color="#ffffff"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7" style:family="text">
      <style:text-properties fo:font-family="Symbol" style:font-family-generic="roman" style:font-pitch="variable" style:font-charset="x-symbol"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position="sub 58%" fo:font-family="Symbol" style:font-family-generic="roman" style:font-pitch="variable" style:font-charset="x-symbol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rect draw:style-name="gr1" draw:text-style-name="P1" draw:layer="layout" svg:width="4.3cm" svg:height="3.95cm" svg:x="2.1cm" svg:y="2.2cm">
              <text:p/>
            </draw:rect>
            <draw:rect draw:style-name="gr2" draw:text-style-name="P1" draw:layer="layout" svg:width="2.664cm" svg:height="3.972cm" draw:transform="rotate (3.1415926535892) translate (5.549cm 6.162cm)">
              <text:p/>
            </draw:rect>
            <draw:path draw:style-name="gr3" draw:text-style-name="P1" draw:layer="layout" svg:width="0.19cm" svg:height="1.31cm" svg:x="3.564cm" svg:y="3.55cm" svg:viewBox="0 0 191 1311" svg:d="M0 1311c429-749 0-1311 0-1311z">
              <text:p/>
            </draw:path>
            <draw:custom-shape draw:style-name="gr4" draw:text-style-name="P1" draw:layer="layout" svg:width="4.014cm" svg:height="0.513cm" draw:transform="rotate (1.5707963267946) translate (2.873cm 6.204cm)">
              <text:p/>
  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1" draw:layer="layout" svg:width="2.159cm" svg:height="0.279cm" draw:transform="rotate (1.5707963267946) translate (3.35cm 5.277cm)">
              <text:p/>
    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5" draw:text-style-name="P1" draw:layer="layout" svg:width="0.197cm" svg:height="1.212cm" svg:x="4.706cm" svg:y="3.609cm" svg:viewBox="0 0 198 1213" svg:d="M198 1213c-446-693 0-1213 0-1213z">
              <text:p/>
            </draw:path>
            <draw:custom-shape draw:style-name="gr6" draw:text-style-name="P1" draw:layer="layout" svg:width="2.159cm" svg:height="0.278cm" draw:transform="rotate (1.5707963267946) translate (4.853cm 5.277cm)">
              <text:p/>
  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3" draw:text-style-name="P1" draw:layer="layout" svg:width="0.19cm" svg:height="1.31cm" svg:x="4.727cm" svg:y="3.534cm" svg:viewBox="0 0 191 1311" svg:d="M191 1311c-429-749 0-1311 0-1311z">
              <text:p/>
            </draw:path>
            <draw:custom-shape draw:style-name="gr4" draw:text-style-name="P1" draw:layer="layout" svg:width="2.159cm" svg:height="0.279cm" draw:transform="rotate (1.5707963267946) translate (4.806cm 5.277cm)">
              <text:p/>
  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1" draw:layer="layout" svg:width="3.89cm" svg:height="0.52cm" draw:transform="rotate (1.5707963267946) translate (5.038cm 6.156cm)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path draw:style-name="gr8" draw:text-style-name="P1" draw:layer="layout" svg:width="0.359cm" svg:height="0.254cm" svg:x="3.346cm" svg:y="2.64cm" svg:viewBox="0 0 360 255" svg:d="M0 115c70-89 475-237 250 70l110 70">
              <text:p/>
            </draw:path>
            <draw:path draw:style-name="gr8" draw:text-style-name="P1" draw:layer="layout" svg:width="0.362cm" svg:height="0.396cm" svg:x="4.893cm" svg:y="5.169cm" svg:viewBox="0 0 363 397" svg:d="M151 0c-113 12-274 404 0 298v-142l113 142 99 99">
              <text:p/>
            </draw:path>
            <draw:path draw:style-name="gr8" draw:text-style-name="P1" draw:layer="layout" svg:width="0.438cm" svg:height="0.296cm" svg:x="4.756cm" svg:y="4.673cm" svg:viewBox="0 0 439 297" svg:d="M439 55c4 109-306 432-255 86l14-141-141 70-57 43">
              <text:p/>
            </draw:path>
            <draw:path draw:style-name="gr8" draw:text-style-name="P1" draw:layer="layout" svg:width="0.254cm" svg:height="0.465cm" svg:x="5.256cm" svg:y="5.003cm" svg:viewBox="0 0 255 466" svg:d="M0 0c48 154 16 333 128 466v-155l99-142 28 14">
              <text:p/>
            </draw:path>
            <draw:path draw:style-name="gr8" draw:text-style-name="P1" draw:layer="layout" svg:width="0.353cm" svg:height="0.286cm" svg:x="4.901cm" svg:y="4.982cm" svg:viewBox="0 0 354 287" svg:d="M353 0c14 112-168 503-226 127l-127 28">
              <text:p/>
            </draw:path>
            <draw:path draw:style-name="gr8" draw:text-style-name="P1" draw:layer="layout" svg:width="0.498cm" svg:height="0.285cm" svg:x="5.357cm" svg:y="4.783cm" svg:viewBox="0 0 499 286" svg:d="M18 99c-105 206 291 271 283 43l140-142h58">
              <text:p/>
            </draw:path>
            <draw:circle draw:style-name="gr9" draw:text-style-name="P1" draw:layer="layout" svg:width="1.5cm" svg:height="1.5cm" svg:x="3.773cm" svg:y="3.49cm">
              <text:p/>
            </draw:circle>
            <draw:polyline draw:style-name="gr8" draw:text-style-name="P1" draw:layer="layout" svg:width="0.14cm" svg:height="0.168cm" svg:x="3.865cm" svg:y="5.369cm" svg:viewBox="0 0 141 169" draw:points="0,0 141,14 0,169 14,169">
              <text:p/>
            </draw:polyline>
            <draw:path draw:style-name="gr8" draw:text-style-name="P1" draw:layer="layout" svg:width="0.48cm" svg:height="0.258cm" svg:x="3.125cm" svg:y="5.338cm" svg:viewBox="0 0 481 259" svg:d="M481 105c-225 426 45-173-240-99l-142 99-99-29">
              <text:p/>
            </draw:path>
            <draw:path draw:style-name="gr8" draw:text-style-name="P1" draw:layer="layout" svg:width="0.521cm" svg:height="0.509cm" svg:x="3.784cm" svg:y="4.528cm" svg:viewBox="0 0 522 510" svg:d="M96 0c-272 189 112 222 212 212 158-16 353 317 70 297l-170-43 129-84">
              <text:p/>
            </draw:path>
            <draw:path draw:style-name="gr8" draw:text-style-name="P1" draw:layer="layout" svg:width="0.396cm" svg:height="0.362cm" svg:x="3.457cm" svg:y="2.707cm" svg:viewBox="0 0 397 363" svg:d="M397 151c-12-113-403-274-298 0h142l-142 113-99 99">
              <text:p/>
            </draw:path>
            <draw:path draw:style-name="gr8" draw:text-style-name="P1" draw:layer="layout" svg:width="0.35cm" svg:height="0.321cm" svg:x="3.352cm" svg:y="4.946cm" svg:viewBox="0 0 351 322" svg:d="M351 270c-74 79-521 88-241-120l110-90-150-51-70-9">
              <text:p/>
            </draw:path>
            <draw:path draw:style-name="gr8" draw:text-style-name="P1" draw:layer="layout" svg:width="0.38cm" svg:height="0.175cm" svg:x="4.291cm" svg:y="2.713cm" svg:viewBox="0 0 381 176" svg:d="M0 92c38 143 352 99 214-92l115 53 52 23">
              <text:p/>
            </draw:path>
            <draw:path draw:style-name="gr8" draw:text-style-name="P1" draw:layer="layout" svg:width="0.499cm" svg:height="0.23cm" svg:x="2.973cm" svg:y="4.49cm" svg:viewBox="0 0 500 231" svg:d="M500 111c-50-188-462-131-280 120l-151-70-69-29">
              <text:p/>
            </draw:path>
            <draw:path draw:style-name="gr8" draw:text-style-name="P1" draw:layer="layout" svg:width="0.249cm" svg:height="0.278cm" svg:x="3.073cm" svg:y="5.59cm" svg:viewBox="0 0 250 279" svg:d="M100 279c461-174-322 108 40-160l-81-119-59 19">
              <text:p/>
            </draw:path>
            <draw:polyline draw:style-name="gr8" draw:text-style-name="P1" draw:layer="layout" svg:width="0.208cm" svg:height="0.129cm" svg:x="3.575cm" svg:y="5.413cm" svg:viewBox="0 0 209 130" draw:points="120,0 209,110 0,120 10,130">
              <text:p/>
            </draw:polyline>
            <draw:path draw:style-name="gr8" draw:text-style-name="P1" draw:layer="layout" svg:width="0.395cm" svg:height="0.268cm" svg:x="3.719cm" svg:y="5.585cm" svg:viewBox="0 0 396 269" svg:d="M396 0c-134 58-400 51-396 269l141-85 127-42">
              <text:p/>
            </draw:path>
            <draw:path draw:style-name="gr8" draw:text-style-name="P1" draw:layer="layout" svg:width="0.338cm" svg:height="0.385cm" svg:x="3.58cm" svg:y="4.969cm" svg:viewBox="0 0 339 386" svg:d="M0 368c168 98 419-234 113-283l156-57 70-28">
              <text:p/>
            </draw:path>
            <draw:path draw:style-name="gr8" draw:text-style-name="P1" draw:layer="layout" svg:width="0.286cm" svg:height="0.353cm" svg:x="3.42cm" svg:y="5.5cm" svg:viewBox="0 0 287 354" svg:d="M287 353c-112 14-504-168-127-226l-29-127">
              <text:p/>
            </draw:path>
            <draw:path draw:style-name="gr8" draw:text-style-name="P1" draw:layer="layout" svg:width="0.395cm" svg:height="0.268cm" svg:x="4.673cm" svg:y="5.621cm" svg:viewBox="0 0 396 269" svg:d="M396 0c-134 58-400 51-396 269l141-85 127-42">
              <text:p/>
            </draw:path>
            <draw:path draw:style-name="gr8" draw:text-style-name="P1" draw:layer="layout" svg:width="0.286cm" svg:height="0.353cm" svg:x="4.056cm" svg:y="5.116cm" svg:viewBox="0 0 287 354" svg:d="M287 353c-112 14-504-168-127-226l-29-127">
              <text:p/>
            </draw:path>
            <draw:path draw:style-name="gr8" draw:text-style-name="P1" draw:layer="layout" svg:width="0.205cm" svg:height="0.381cm" svg:x="2.749cm" svg:y="2.387cm" svg:viewBox="0 0 206 382" svg:d="M71 0c105 4 248 461-14 240l-57 142">
              <text:p/>
            </draw:path>
            <draw:polyline draw:style-name="gr8" draw:text-style-name="P1" draw:layer="layout" svg:width="0.168cm" svg:height="0.14cm" svg:x="2.985cm" svg:y="2.77cm" svg:viewBox="0 0 169 141" draw:points="0,141 14,0 169,141 169,127">
              <text:p/>
            </draw:polyline>
            <draw:rect draw:style-name="gr3" draw:text-style-name="P1" draw:layer="layout" svg:width="0.5cm" svg:height="3.5cm" svg:x="5.473cm" svg:y="2.39cm">
              <text:p/>
            </draw:rect>
            <draw:polyline draw:style-name="gr8" draw:text-style-name="P1" draw:layer="layout" svg:width="0.14cm" svg:height="0.168cm" svg:x="2.822cm" svg:y="3.336cm" svg:viewBox="0 0 141 169" draw:points="0,0 141,14 0,169 14,169">
              <text:p/>
            </draw:polyline>
            <draw:path draw:style-name="gr8" draw:text-style-name="P1" draw:layer="layout" svg:width="0.34cm" svg:height="0.522cm" svg:x="4.004cm" svg:y="2.852cm" svg:viewBox="0 0 341 523" svg:d="M297 254c-492 68 380 504-113 99-101-82 35-356-184-353">
              <text:p/>
            </draw:path>
            <draw:path draw:style-name="gr8" draw:text-style-name="P1" draw:layer="layout" svg:width="0.068cm" svg:height="0.16cm" svg:x="5.104cm" svg:y="5.09cm" svg:viewBox="0 0 69 161" svg:d="M0 1c-2 112 113 289 50 14l-3-15">
              <text:p/>
            </draw:path>
            <draw:path draw:style-name="gr8" draw:text-style-name="P1" draw:layer="layout" svg:width="0.367cm" svg:height="0.268cm" svg:x="4.504cm" svg:y="3.383cm" svg:viewBox="0 0 368 269" svg:d="M0 0c15 361 325-121 340 240l28 29">
              <text:p/>
            </draw:path>
            <draw:path draw:style-name="gr8" draw:text-style-name="P1" draw:layer="layout" svg:width="0.301cm" svg:height="0.353cm" svg:x="3.702cm" svg:y="2.798cm" svg:viewBox="0 0 302 354" svg:d="M118 0c-51 60-253 395 28 296l141-13 15 71">
              <text:p/>
            </draw:path>
            <draw:path draw:style-name="gr8" draw:text-style-name="P1" draw:layer="layout" svg:width="0.355cm" svg:height="0.338cm" svg:x="4.349cm" svg:y="5.152cm" svg:viewBox="0 0 356 339" svg:d="M2 0c-27 222 232 162 339 113l14 141 1 85">
              <text:p/>
            </draw:path>
            <draw:polyline draw:style-name="gr8" draw:text-style-name="P1" draw:layer="layout" svg:width="0.238cm" svg:height="0.182cm" svg:x="4.004cm" svg:y="3.569cm" svg:viewBox="0 0 239 183" draw:points="239,0 183,142 27,183 0,99">
              <text:p/>
            </draw:polyline>
            <draw:path draw:style-name="gr8" draw:text-style-name="P1" draw:layer="layout" svg:width="0.65cm" svg:height="0.314cm" svg:x="3.004cm" svg:y="2.937cm" svg:viewBox="0 0 651 315" svg:d="M0 0c204 30 110 399 369 298l140-15 85-141 57 71">
              <text:p/>
            </draw:path>
            <draw:polyline draw:style-name="gr8" draw:text-style-name="P1" draw:layer="layout" svg:width="0.113cm" svg:height="0.212cm" svg:x="5.604cm" svg:y="3.839cm" svg:viewBox="0 0 114 213" draw:points="0,0 58,142 114,213">
              <text:p/>
            </draw:polyline>
            <draw:path draw:style-name="gr8" draw:text-style-name="P1" draw:layer="layout" svg:width="0.622cm" svg:height="0.384cm" svg:x="4.55cm" svg:y="2.39cm" svg:viewBox="0 0 623 385" svg:d="M623 118c-373-59 91 426-226 212-106-71-3-414-227-311l-142 28-28 57">
              <text:p/>
            </draw:path>
            <draw:path draw:style-name="gr8" draw:text-style-name="P1" draw:layer="layout" svg:width="0.238cm" svg:height="0.222cm" svg:x="5.104cm" svg:y="4.629cm" svg:viewBox="0 0 239 223" svg:d="M226 57c93 196-351 246-184 0l-42-57">
              <text:p/>
            </draw:path>
            <draw:path draw:style-name="gr8" draw:text-style-name="P1" draw:layer="layout" svg:width="0.331cm" svg:height="0.187cm" svg:x="5.367cm" svg:y="4.297cm" svg:viewBox="0 0 332 188" svg:d="M325 188c62-150-328-314-211-42l-114 28">
              <text:p/>
            </draw:path>
            <draw:path draw:style-name="gr8" draw:text-style-name="P1" draw:layer="layout" svg:width="0.521cm" svg:height="0.509cm" svg:x="5.357cm" svg:y="4.365cm" svg:viewBox="0 0 522 510" svg:d="M426 510c272-189-112-222-212-212-158 16-353-317-70-297l170 43-129 84">
              <text:p/>
            </draw:path>
            <draw:path draw:style-name="gr8" draw:text-style-name="P1" draw:layer="layout" svg:width="0.304cm" svg:height="0.632cm" svg:x="4.2cm" svg:y="4.834cm" svg:viewBox="0 0 305 633" svg:d="M55 625c326 59 78-237 0-300-123-101-26-474 160-260l90 150-151-31">
              <text:p/>
            </draw:path>
            <draw:path draw:style-name="gr8" draw:text-style-name="P1" draw:layer="layout" svg:width="0.173cm" svg:height="0.317cm" svg:x="5.205cm" svg:y="4.653cm" svg:viewBox="0 0 174 318" svg:d="M6 254c449 204-304-151 141-85l27-141-55-28">
              <text:p/>
            </draw:path>
            <draw:path draw:style-name="gr8" draw:text-style-name="P1" draw:layer="layout" svg:width="0.481cm" svg:height="0.4cm" svg:x="4.905cm" svg:y="3.552cm" svg:viewBox="0 0 482 401" svg:d="M368 0c-136 181 339 479-28 382-167-44-231-308-326-128h-14">
              <text:p/>
            </draw:path>
            <draw:path draw:style-name="gr8" draw:text-style-name="P1" draw:layer="layout" svg:width="0.396cm" svg:height="0.325cm" svg:x="3.388cm" svg:y="4.369cm" svg:viewBox="0 0 397 326" svg:d="M396 326c19-363-258 122-339-184l-57-142 141 57 115-57">
              <text:p/>
            </draw:path>
            <draw:path draw:style-name="gr8" draw:text-style-name="P1" draw:layer="layout" svg:width="0.447cm" svg:height="0.302cm" svg:x="3.691cm" svg:y="4.811cm" svg:viewBox="0 0 448 303" svg:d="M17 0c-71 88 92 479 211 211l-100-101 180 21h140">
              <text:p/>
            </draw:path>
            <draw:path draw:style-name="gr8" draw:text-style-name="P1" draw:layer="layout" svg:width="0.419cm" svg:height="0.289cm" svg:x="2.641cm" svg:y="4.693cm" svg:viewBox="0 0 420 290" svg:d="M0 51c143 76 247 224 420 239l-109-110-31-170 30-10">
              <text:p/>
            </draw:path>
            <draw:path draw:style-name="gr8" draw:text-style-name="P1" draw:layer="layout" svg:width="0.299cm" svg:height="0.56cm" svg:x="2.953cm" svg:y="4.795cm" svg:viewBox="0 0 300 561" svg:d="M300 561c-63-102-234-291-39-381l-120-79-120-101-21 1">
              <text:p/>
            </draw:path>
            <draw:path draw:style-name="gr8" draw:text-style-name="P1" draw:layer="layout" svg:width="0.276cm" svg:height="0.499cm" svg:x="2.64cm" svg:y="4.164cm" svg:viewBox="0 0 277 500" svg:d="M0 410c71 220 397-14 230-170v-199l40-41">
              <text:p/>
            </draw:path>
            <draw:path draw:style-name="gr8" draw:text-style-name="P1" draw:layer="layout" svg:width="0.278cm" svg:height="0.249cm" svg:x="3.275cm" svg:y="3.429cm" svg:viewBox="0 0 279 250" svg:d="M0 100c173 461-108-322 160 40l119-81-20-59">
              <text:p/>
            </draw:path>
            <draw:polyline draw:style-name="gr8" draw:text-style-name="P1" draw:layer="layout" svg:width="0.129cm" svg:height="0.208cm" svg:x="3.398cm" svg:y="3.67cm" svg:viewBox="0 0 130 209" draw:points="130,120 20,209 10,0 0,10">
              <text:p/>
            </draw:polyline>
            <draw:path draw:style-name="gr8" draw:text-style-name="P1" draw:layer="layout" svg:width="0.32cm" svg:height="0.24cm" svg:x="3.637cm" svg:y="3.408cm" svg:viewBox="0 0 321 241" svg:d="M320 241c10-78-353-457-170-69l-150 10">
              <text:p/>
            </draw:path>
            <draw:path draw:style-name="gr8" draw:text-style-name="P1" draw:layer="layout" svg:width="0.474cm" svg:height="0.499cm" svg:x="4.431cm" svg:y="3.018cm" svg:viewBox="0 0 475 500" svg:d="M241 0c1 186-400 77-170 310 39 39 664-63 279 101l-109 89-10-50">
              <text:p/>
            </draw:path>
            <draw:path draw:style-name="gr8" draw:text-style-name="P1" draw:layer="layout" svg:width="0.469cm" svg:height="0.159cm" svg:x="4.96cm" svg:y="3.245cm" svg:viewBox="0 0 470 160" svg:d="M470 150c-135-54-318-247-470-90l160 40 119 60">
              <text:p/>
            </draw:path>
            <draw:path draw:style-name="gr8" draw:text-style-name="P1" draw:layer="layout" svg:width="0.254cm" svg:height="0.359cm" svg:x="4.837cm" svg:y="2.936cm" svg:viewBox="0 0 255 360" svg:d="M115 360c-89-70-237-475 70-250l70-110">
              <text:p/>
            </draw:path>
            <draw:path draw:style-name="gr8" draw:text-style-name="P1" draw:layer="layout" svg:width="0.319cm" svg:height="0.404cm" svg:x="4.044cm" svg:y="3.611cm" svg:viewBox="0 0 320 405" svg:d="M0 44c461-142-154 91 100 240l170 30 50 91">
              <text:p/>
            </draw:path>
            <draw:path draw:style-name="gr8" draw:text-style-name="P1" draw:layer="layout" svg:width="0.578cm" svg:height="0.429cm" svg:x="4.671cm" svg:y="3.575cm" svg:viewBox="0 0 579 430" svg:d="M108 430c305-221-366-236 10-309 125-25 295 290 380 59l81-119-21-61">
              <text:p/>
            </draw:path>
            <draw:path draw:style-name="gr8" draw:text-style-name="P1" draw:layer="layout" svg:width="0.325cm" svg:height="0.396cm" svg:x="3.702cm" svg:y="4.355cm" svg:viewBox="0 0 326 397" svg:d="M0 396c364 19-121-258 184-339l142-57-57 141 57 115">
              <text:p/>
            </draw:path>
            <draw:path draw:style-name="gr8" draw:text-style-name="P1" draw:layer="layout" svg:width="0.173cm" svg:height="0.317cm" svg:x="5.028cm" svg:y="4.134cm" svg:viewBox="0 0 174 318" svg:d="M168 64c-449-204 304 151-141 85l-27 141 55 28">
              <text:p/>
            </draw:path>
            <draw:polyline draw:style-name="gr8" draw:text-style-name="P1" draw:layer="layout" svg:width="0.168cm" svg:height="0.14cm" svg:x="4.533cm" svg:y="4.452cm" svg:viewBox="0 0 169 141" draw:points="0,141 14,0 169,141 169,127">
              <text:p/>
            </draw:polyline>
            <draw:path draw:style-name="gr8" draw:text-style-name="P1" draw:layer="layout" svg:width="0.509cm" svg:height="0.521cm" svg:x="4.192cm" svg:y="4.052cm" svg:viewBox="0 0 510 522" svg:d="M0 426c189 272 222-112 212-212-16-158 317-353 297-70l-43 170-84-129">
              <text:p/>
            </draw:path>
            <draw:path draw:style-name="gr8" draw:text-style-name="P1" draw:layer="layout" svg:width="0.159cm" svg:height="0.489cm" svg:x="4.702cm" svg:y="3.852cm" svg:viewBox="0 0 160 490" svg:d="M160 490c-148-148 43-337-90-490l-70 131 30 50">
              <text:p/>
            </draw:path>
            <draw:polyline draw:style-name="gr8" draw:text-style-name="P1" draw:layer="layout" svg:width="0.168cm" svg:height="0.14cm" svg:x="5.297cm" svg:y="2.549cm" svg:viewBox="0 0 169 141" draw:points="169,0 155,141 0,0 0,14">
              <text:p/>
            </draw:polyline>
            <draw:path draw:style-name="gr8" draw:text-style-name="P1" draw:layer="layout" svg:width="0.509cm" svg:height="0.521cm" svg:x="5.404cm" svg:y="4.431cm" svg:viewBox="0 0 510 522" svg:d="M510 96c-189-272-222 112-212 212 16 158-317 353-297 70l43-170 84 129">
              <text:p/>
            </draw:path>
            <draw:path draw:style-name="gr8" draw:text-style-name="P1" draw:layer="layout" svg:width="0.391cm" svg:height="0.35cm" svg:x="3.044cm" svg:y="3.949cm" svg:viewBox="0 0 392 351" svg:d="M366 184c143-209-352-262-197-42 131 188-275 331-142 56">
              <text:p/>
            </draw:path>
            <draw:path draw:style-name="gr8" draw:text-style-name="P1" draw:layer="layout" svg:width="0.509cm" svg:height="0.521cm" svg:x="3.863cm" svg:y="2.368cm" svg:viewBox="0 0 510 522" svg:d="M510 96c-189-272-222 112-212 212 16 158-317 353-297 70l43-170 84 129">
              <text:p/>
            </draw:path>
            <draw:path draw:style-name="gr8" draw:text-style-name="P1" draw:layer="layout" svg:width="0.409cm" svg:height="0.282cm" svg:x="2.502cm" svg:y="4.219cm" svg:viewBox="0 0 410 283" svg:d="M0 283c210 0 208-269 410-283l-43 142-56 14">
              <text:p/>
            </draw:path>
            <draw:path draw:style-name="gr8" draw:text-style-name="P1" draw:layer="layout" svg:width="0.387cm" svg:height="0.397cm" svg:x="2.114cm" svg:y="5.604cm" svg:viewBox="0 0 388 398" svg:d="M0 73c144-208 169 86 161 162-12 120 241 269 227 53l-32-129-65 97">
              <text:p/>
            </draw:path>
            <draw:path draw:style-name="gr8" draw:text-style-name="P1" draw:layer="layout" svg:width="0.227cm" svg:height="0.321cm" svg:x="3.002cm" svg:y="4.502cm" svg:viewBox="0 0 228 322" svg:d="M184 0c62 48 74 575-71 171l-113 99">
              <text:p/>
            </draw:path>
            <draw:path draw:style-name="gr8" draw:text-style-name="P1" draw:layer="layout" svg:width="0.286cm" svg:height="0.353cm" svg:x="2.215cm" svg:y="4.002cm" svg:viewBox="0 0 287 354" svg:d="M287 1c-112-14-504 168-127 227l-29 126">
              <text:p/>
            </draw:path>
            <draw:path draw:style-name="gr8" draw:text-style-name="P1" draw:layer="layout" svg:width="0.321cm" svg:height="0.35cm" svg:x="2.68cm" svg:y="5.002cm" svg:viewBox="0 0 322 351" svg:d="M52 0c-79 74-89 521 120 241l90-110 50 150 10 70">
              <text:p/>
            </draw:path>
            <draw:path draw:style-name="gr8" draw:text-style-name="P1" draw:layer="layout" svg:width="0.391cm" svg:height="0.35cm" svg:x="2.61cm" svg:y="4.65cm" svg:viewBox="0 0 392 351" svg:d="M26 184c-143-209 352-262 197-42-131 188 275 331 142 56">
              <text:p/>
            </draw:path>
            <draw:path draw:style-name="gr8" draw:text-style-name="P1" draw:layer="layout" svg:width="0.335cm" svg:height="0.331cm" svg:x="2.666cm" svg:y="3.67cm" svg:viewBox="0 0 336 332" svg:d="M0 62c171 24 76 440 221 190 67-113-41-291 107-244l8-8">
              <text:p/>
            </draw:path>
            <draw:path draw:style-name="gr8" draw:text-style-name="P1" draw:layer="layout" svg:width="0.281cm" svg:height="0.465cm" svg:x="2.221cm" svg:y="4.502cm" svg:viewBox="0 0 282 466" svg:d="M245 0c-95 126 155 275-39 359l-84 67-122-29 8 69">
              <text:p/>
            </draw:path>
            <draw:path draw:style-name="gr8" draw:text-style-name="P1" draw:layer="layout" svg:width="0.268cm" svg:height="0.217cm" svg:x="3.033cm" svg:y="3.502cm" svg:viewBox="0 0 269 218" svg:d="M269 218c10-85-128-383-173-96l-96-22">
              <text:p/>
            </draw:path>
            <draw:polyline draw:style-name="gr8" draw:text-style-name="P1" draw:layer="layout" svg:width="0.168cm" svg:height="0.14cm" svg:x="3.114cm" svg:y="4.281cm" svg:viewBox="0 0 169 141" draw:points="0,0 15,141 169,0 169,14">
              <text:p/>
            </draw:polyline>
            <draw:path draw:style-name="gr8" draw:text-style-name="P1" draw:layer="layout" svg:width="0.474cm" svg:height="0.499cm" svg:x="2.127cm" svg:y="4.503cm" svg:viewBox="0 0 475 500" svg:d="M241 500c1-186-400-78-170-311 39-39 664 64 279-100l-109-89-10 49">
              <text:p/>
            </draw:path>
            <draw:path draw:style-name="gr8" draw:text-style-name="P1" draw:layer="layout" svg:width="0.304cm" svg:height="0.367cm" svg:x="2.697cm" svg:y="5.434cm" svg:viewBox="0 0 305 368" svg:d="M305 87c-138 104-365-258-291 21 33 128 235 177 97 249v11">
              <text:p/>
            </draw:path>
            <draw:polyline draw:style-name="gr8" draw:text-style-name="P1" draw:layer="layout" svg:width="0.129cm" svg:height="0.208cm" svg:x="2.499cm" svg:y="3.419cm" svg:viewBox="0 0 130 209" draw:points="130,120 20,209 10,0 0,10">
              <text:p/>
            </draw:polyline>
            <draw:path draw:style-name="gr8" draw:text-style-name="P1" draw:layer="layout" svg:width="0.391cm" svg:height="0.35cm" svg:x="2.145cm" svg:y="3.598cm" svg:viewBox="0 0 392 351" svg:d="M366 184c143-209-352-262-197-42 131 188-275 331-142 56">
              <text:p/>
            </draw:path>
            <draw:polyline draw:style-name="gr8" draw:text-style-name="P1" draw:layer="layout" svg:width="0.113cm" svg:height="0.212cm" svg:x="3.189cm" svg:y="3.789cm" svg:viewBox="0 0 114 213" draw:points="0,0 58,142 114,213">
              <text:p/>
            </draw:polyline>
            <draw:path draw:style-name="gr8" draw:text-style-name="P1" draw:layer="layout" svg:width="0.391cm" svg:height="0.35cm" svg:x="2.243cm" svg:y="4.997cm" svg:viewBox="0 0 392 351" svg:d="M366 184c143-209-352-262-197-42 131 188-275 331-142 56">
              <text:p/>
            </draw:path>
            <draw:path draw:style-name="gr8" draw:text-style-name="P1" draw:layer="layout" svg:width="0.521cm" svg:height="0.509cm" svg:x="2.48cm" svg:y="5.002cm" svg:viewBox="0 0 522 510" svg:d="M426 510c272-189-112-222-212-212-158 16-353-317-70-297l170 43-129 84">
              <text:p/>
            </draw:path>
            <draw:path draw:style-name="gr8" draw:text-style-name="P1" draw:layer="layout" svg:width="0.227cm" svg:height="0.321cm" svg:x="2.774cm" svg:y="4.18cm" svg:viewBox="0 0 228 322" svg:d="M184 0c62 48 74 575-71 171l-113 99">
              <text:p/>
            </draw:path>
            <draw:path draw:style-name="gr8" draw:text-style-name="P1" draw:layer="layout" svg:width="0.409cm" svg:height="0.356cm" svg:x="2.302cm" svg:y="5.402cm" svg:viewBox="0 0 410 357" svg:d="M410 0c-176 25-180 308-353 354-166 43 69-365 239-311l58 154 14 29">
              <text:p/>
            </draw:path>
            <draw:path draw:style-name="gr8" draw:text-style-name="P1" draw:layer="layout" svg:width="0.173cm" svg:height="0.244cm" svg:x="2.502cm" svg:y="4.002cm" svg:viewBox="0 0 174 245" svg:d="M34 245c-48-37-57-438 54-129l86-76">
              <text:p/>
            </draw:path>
            <draw:path draw:style-name="gr8" draw:text-style-name="P1" draw:layer="layout" svg:width="0.24cm" svg:height="0.607cm" svg:x="2.261cm" svg:y="3.502cm" svg:viewBox="0 0 241 608" svg:d="M241 608c-27-117-40-372-241-297l28-141 14-156 16-14">
              <text:p/>
            </draw:path>
            <draw:path draw:style-name="gr8" draw:text-style-name="P1" draw:layer="layout" svg:width="0.317cm" svg:height="0.173cm" svg:x="2.439cm" svg:y="3.08cm" svg:viewBox="0 0 318 174" svg:d="M64 168c-204-449 150 304 85-141l141-27 28 55">
              <text:p/>
            </draw:path>
            <draw:path draw:style-name="gr8" draw:text-style-name="P1" draw:layer="layout" svg:width="0.481cm" svg:height="0.4cm" svg:x="2.402cm" svg:y="3.902cm" svg:viewBox="0 0 482 401" svg:d="M368 0c-136 181 339 479-28 382-167-44-231-308-326-128h-14">
              <text:p/>
            </draw:path>
            <draw:path draw:style-name="gr8" draw:text-style-name="P1" draw:layer="layout" svg:width="0.24cm" svg:height="0.607cm" svg:x="3.002cm" svg:y="5.002cm" svg:viewBox="0 0 241 608" svg:d="M241 0c-27 117-40 372-241 297l28 141 14 156 16 14">
              <text:p/>
            </draw:path>
            <draw:path draw:style-name="gr8" draw:text-style-name="P1" draw:layer="layout" svg:width="0.338cm" svg:height="0.385cm" svg:x="2.663cm" svg:y="5.616cm" svg:viewBox="0 0 339 386" svg:d="M0 368c168 98 419-234 113-283l156-57 70-28">
              <text:p/>
            </draw:path>
            <draw:path draw:style-name="gr8" draw:text-style-name="P1" draw:layer="layout" svg:width="0.295cm" svg:height="0.438cm" svg:x="2.206cm" svg:y="4.502cm" svg:viewBox="0 0 296 439" svg:d="M55 0c109-4 432 306 86 255l-141-14 70 141 43 57">
              <text:p/>
            </draw:path>
            <draw:path draw:style-name="gr8" draw:text-style-name="P1" draw:layer="layout" svg:width="0.254cm" svg:height="0.465cm" svg:x="5.747cm" svg:y="3.937cm" svg:viewBox="0 0 255 466" svg:d="M0 0c48 154 16 333 128 466v-155l99-142 28 14">
              <text:p/>
            </draw:path>
            <draw:path draw:style-name="gr8" draw:text-style-name="P1" draw:layer="layout" svg:width="0.509cm" svg:height="0.521cm" svg:x="5.492cm" svg:y="4.903cm" svg:viewBox="0 0 510 522" svg:d="M510 96c-189-272-222 112-212 212 16 158-317 353-297 70l43-170 84 129">
              <text:p/>
            </draw:path>
            <draw:path draw:style-name="gr8" draw:text-style-name="P1" draw:layer="layout" svg:width="0.353cm" svg:height="0.286cm" svg:x="5.502cm" svg:y="5.617cm" svg:viewBox="0 0 354 287" svg:d="M1 0c-14 112 167 503 227 127l126 28">
              <text:p/>
            </draw:path>
            <draw:polyline draw:style-name="gr8" draw:text-style-name="P1" draw:layer="layout" svg:width="0.128cm" svg:height="0.106cm" svg:x="6.002cm" svg:y="5.296cm" svg:viewBox="0 0 129 107" draw:points="0,0 11,107 129,0 129,11">
              <text:p/>
            </draw:polyline>
            <draw:path draw:style-name="gr8" draw:text-style-name="P1" draw:layer="layout" svg:width="0.227cm" svg:height="0.321cm" svg:x="6.002cm" svg:y="4.081cm" svg:viewBox="0 0 228 322" svg:d="M184 0c62 48 74 575-71 171l-113 99">
              <text:p/>
            </draw:path>
            <draw:path draw:style-name="gr8" draw:text-style-name="P1" draw:layer="layout" svg:width="0.311cm" svg:height="0.215cm" svg:x="5.59cm" svg:y="3.687cm" svg:viewBox="0 0 312 216" svg:d="M0 216c160 0 158-205 312-216l-32 108-43 12">
              <text:p/>
            </draw:path>
            <draw:path draw:style-name="gr8" draw:text-style-name="P1" draw:layer="layout" svg:width="0.241cm" svg:height="0.132cm" svg:x="6.002cm" svg:y="3.403cm" svg:viewBox="0 0 242 133" svg:d="M193 4c156 343-114-232-65 108l-106 21-22-42">
              <text:p/>
            </draw:path>
            <draw:path draw:style-name="gr8" draw:text-style-name="P1" draw:layer="layout" svg:width="0.173cm" svg:height="0.244cm" svg:x="5.502cm" svg:y="5.158cm" svg:viewBox="0 0 174 245" svg:d="M34 245c-48-37-57-438 54-129l86-76">
              <text:p/>
            </draw:path>
            <draw:path draw:style-name="gr8" draw:text-style-name="P1" draw:layer="layout" svg:width="0.269cm" svg:height="0.51cm" svg:x="6.002cm" svg:y="5.403cm" svg:viewBox="0 0 270 511" svg:d="M131 511c-271-244 268-96 109-370l-59-141-60 140-121 41">
              <text:p/>
            </draw:path>
            <draw:path draw:style-name="gr8" draw:text-style-name="P1" draw:layer="layout" svg:width="0.338cm" svg:height="0.385cm" svg:x="5.263cm" svg:y="3.416cm" svg:viewBox="0 0 339 386" svg:d="M0 18c168-98 419 234 113 283l156 57 70 28">
              <text:p/>
            </draw:path>
            <draw:path draw:style-name="gr8" draw:text-style-name="P1" draw:layer="layout" svg:width="0.245cm" svg:height="0.172cm" svg:x="6.002cm" svg:y="4.73cm" svg:viewBox="0 0 246 173" svg:d="M246 140c-37 48-439 56-130-54l-76-86">
              <text:p/>
            </draw:path>
            <draw:path draw:style-name="gr8" draw:text-style-name="P1" draw:layer="layout" svg:width="0.409cm" svg:height="0.282cm" svg:x="5.592cm" svg:y="5.62cm" svg:viewBox="0 0 410 283" svg:d="M410 283c-209 0-208-269-410-283l43 142 56 14">
              <text:p/>
            </draw:path>
            <draw:path draw:style-name="gr8" draw:text-style-name="P1" draw:layer="layout" svg:width="0.499cm" svg:height="0.23cm" svg:x="5.502cm" svg:y="3.672cm" svg:viewBox="0 0 500 231" svg:d="M0 111c49-188 462-131 280 120l151-70 69-29">
              <text:p/>
            </draw:path>
            <draw:path draw:style-name="gr8" draw:text-style-name="P1" draw:layer="layout" svg:width="0.238cm" svg:height="0.222cm" svg:x="5.263cm" svg:y="5.903cm" svg:viewBox="0 0 239 223" svg:d="M226 57c93 196-351 246-184 0l-42-57">
              <text:p/>
            </draw:path>
            <draw:path draw:style-name="gr8" draw:text-style-name="P1" draw:layer="layout" svg:width="0.481cm" svg:height="0.4cm" svg:x="5.52cm" svg:y="4.903cm" svg:viewBox="0 0 482 401" svg:d="M368 0c-136 181 339 479-28 382-167-44-231-308-326-128h-14">
              <text:p/>
            </draw:path>
            <draw:path draw:style-name="gr8" draw:text-style-name="P1" draw:layer="layout" svg:width="0.254cm" svg:height="0.359cm" svg:x="5.647cm" svg:y="4.344cm" svg:viewBox="0 0 255 360" svg:d="M115 360c-89-70-237-475 70-250l70-110">
              <text:p/>
            </draw:path>
            <draw:path draw:style-name="gr8" draw:text-style-name="P1" draw:layer="layout" svg:width="0.409cm" svg:height="0.282cm" svg:x="5.502cm" svg:y="4.62cm" svg:viewBox="0 0 410 283" svg:d="M0 283c210 0 208-269 410-283l-43 142-56 14">
              <text:p/>
            </draw:path>
            <draw:path draw:style-name="gr8" draw:text-style-name="P1" draw:layer="layout" svg:width="0.335cm" svg:height="0.331cm" svg:x="5.666cm" svg:y="3.403cm" svg:viewBox="0 0 336 332" svg:d="M0 62c171 24 76 440 221 190 67-113-41-291 107-244l8-8">
              <text:p/>
            </draw:path>
            <draw:path draw:style-name="gr8" draw:text-style-name="P1" draw:layer="layout" svg:width="0.409cm" svg:height="0.356cm" svg:x="5.496cm" svg:y="3.924cm" svg:viewBox="0 0 410 357" svg:d="M410 0c-176 25-180 308-353 354-166 43 69-365 239-311l58 154 14 29">
              <text:p/>
            </draw:path>
            <draw:path draw:style-name="gr8" draw:text-style-name="P1" draw:layer="layout" svg:width="0.24cm" svg:height="0.607cm" svg:x="5.502cm" svg:y="4.403cm" svg:viewBox="0 0 241 608" svg:d="M0 608c27-117 40-372 241-297l-29-141-13-156-16-14">
              <text:p/>
            </draw:path>
            <draw:path draw:style-name="gr8" draw:text-style-name="P1" draw:layer="layout" svg:width="0.295cm" svg:height="0.438cm" svg:x="5.706cm" svg:y="4.464cm" svg:viewBox="0 0 296 439" svg:d="M241 439c-108 4-431-306-85-255l140 14-69-142-44-56">
              <text:p/>
            </draw:path>
            <draw:path draw:style-name="gr8" draw:text-style-name="P1" draw:layer="layout" svg:width="0.367cm" svg:height="0.304cm" svg:x="5.634cm" svg:y="5.403cm" svg:viewBox="0 0 368 305" svg:d="M87 305c104-138-258-365 21-291 128 33 177 235 249 97h11">
              <text:p/>
            </draw:path>
            <draw:path draw:style-name="gr8" draw:text-style-name="P1" draw:layer="layout" svg:width="0.289cm" svg:height="0.215cm" svg:x="5.502cm" svg:y="4.903cm" svg:viewBox="0 0 290 216" svg:d="M290 216c-5-60-76-349-175-143l-69 82-46-31">
              <text:p/>
            </draw:path>
            <draw:path draw:style-name="gr8" draw:text-style-name="P1" draw:layer="layout" svg:width="0.499cm" svg:height="0.23cm" svg:x="5.702cm" svg:y="5.172cm" svg:viewBox="0 0 500 231" svg:d="M500 111c-50-188-462-131-280 120l-151-70-69-29">
              <text:p/>
            </draw:path>
            <draw:polyline draw:style-name="gr8" draw:text-style-name="P1" draw:layer="layout" svg:width="0.138cm" svg:height="0.174cm" draw:transform="rotate (1.5707963267946) translate (4.34376884176559cm 2.85985901661649cm)" svg:viewBox="0 0 139 175" draw:points="0,0 70,116 139,175">
              <text:p/>
            </draw:polyline>
            <draw:path draw:style-name="gr8" draw:text-style-name="P1" draw:layer="layout" svg:width="0.406cm" svg:height="0.153cm" draw:transform="rotate (1.5707963267946) translate (4.71934114400047cm 3.15016297065794cm)" svg:viewBox="0 0 407 154" svg:d="M399 154c75-123-403-257-260-34l-139 23">
              <text:p/>
            </draw:path>
            <draw:path draw:style-name="gr8" draw:text-style-name="P1" draw:layer="layout" svg:width="0.317cm" svg:height="0.173cm" draw:transform="rotate (1.5707963267946) translate (6.00794572303655cm 3.17278387057906cm)" svg:viewBox="0 0 318 174" svg:d="M64 168c-204-449 150 304 85-141l141-27 28 55">
              <text:p/>
            </draw:path>
            <draw:path draw:style-name="gr8" draw:text-style-name="P1" draw:layer="layout" svg:width="0.304cm" svg:height="0.367cm" draw:transform="rotate (1.5707963267946) translate (5.88200000000002cm 2.86000000000002cm)" svg:viewBox="0 0 305 368" svg:d="M305 87c-138 104-365-258-291 21 33 128 235 177 97 249v11">
              <text:p/>
            </draw:path>
            <draw:path draw:style-name="gr8" draw:text-style-name="P1" draw:layer="layout" svg:width="0.215cm" svg:height="0.289cm" draw:transform="rotate (1.5707963267946) translate (4.3816024037737cm 3.07135977274197cm)" svg:viewBox="0 0 216 290" svg:d="M0 0c60 5 349 77 144 175l-83 69 31 46">
              <text:p/>
            </draw:path>
            <draw:path draw:style-name="gr8" draw:text-style-name="P1" draw:layer="layout" svg:width="0.173cm" svg:height="0.244cm" draw:transform="rotate (1.5707963267946) translate (5.63746800173208cm 2.85545123627645cm)" svg:viewBox="0 0 174 245" svg:d="M34 245c-48-37-57-438 54-129l86-76">
              <text:p/>
            </draw:path>
            <draw:path draw:style-name="gr10" draw:text-style-name="P1" draw:layer="layout" svg:width="0.354cm" svg:height="0.424cm" draw:transform="rotate (1.5707963267946) translate (5.59974613402502cm 3.27099830675147cm)" svg:viewBox="0 0 355 425" svg:d="M354 425c17-309-330 20-354-283l142 57 71-156-29-43">
              <text:p/>
            </draw:path>
            <draw:path draw:style-name="gr8" draw:text-style-name="P1" draw:layer="layout" svg:width="0.317cm" svg:height="0.173cm" draw:transform="rotate (1.5707963267946) translate (5.09594572303655cm 3.03978387057906cm)" svg:viewBox="0 0 318 174" svg:d="M64 168c-204-449 150 304 85-141l141-27 28 55">
              <text:p/>
            </draw:path>
            <draw:path draw:style-name="gr8" draw:text-style-name="P1" draw:layer="layout" svg:width="0.367cm" svg:height="0.304cm" draw:transform="rotate (1.5707963267946) translate (4.25962623005948cm 2.9451571505275cm)" svg:viewBox="0 0 368 305" svg:d="M281 305c-104-138 258-365-21-291-128 33-177 235-249 97h-11">
              <text:p/>
            </draw:path>
            <draw:path draw:style-name="gr8" draw:text-style-name="P1" draw:layer="layout" svg:width="0.499cm" svg:height="0.23cm" draw:transform="rotate (1.5707963267946) translate (5.37178799397575cm 2.99743232406817cm)" svg:viewBox="0 0 500 231" svg:d="M0 111c49-188 462-131 280 120l151-70 69-29">
              <text:p/>
            </draw:path>
            <draw:polyline draw:style-name="gr8" draw:text-style-name="P1" draw:layer="layout" svg:width="0.121cm" svg:height="0.212cm" draw:transform="rotate (1.5707963267946) translate (4.62113315372199cm 3.06675055341485cm)" svg:viewBox="0 0 122 213" draw:points="75,213 122,107 60,0 0,31">
              <text:p/>
            </draw:polyline>
            <draw:path draw:style-name="gr8" draw:text-style-name="P1" draw:layer="layout" svg:width="0.409cm" svg:height="0.282cm" draw:transform="rotate (1.5707963267946) translate (4.45417419756362cm 2.76645337330215cm)" svg:viewBox="0 0 410 283" svg:d="M410 0c-210 0-208 269-410 283l43-142 56-14">
              <text:p/>
            </draw:path>
            <draw:path draw:style-name="gr8" draw:text-style-name="P1" draw:layer="layout" svg:width="0.357cm" svg:height="0.408cm" draw:transform="rotate (1.5707963267946) translate (5.39322346006868cm 3.26174473475369cm)" svg:viewBox="0 0 358 409" svg:d="M0 0c26 176 308 180 354 353 44 166-364-70-310-240l154-57 29-14">
              <text:p/>
            </draw:path>
            <draw:polyline draw:style-name="gr8" draw:text-style-name="P1" draw:layer="layout" svg:width="0.128cm" svg:height="0.208cm" draw:transform="rotate (1.5707963267946) translate (4.59862214716378cm 2.61616974122668cm)" svg:viewBox="0 0 129 209" draw:points="0,120 110,209 120,0 129,10">
              <text:p/>
            </draw:polyline>
            <draw:path draw:style-name="gr8" draw:text-style-name="P1" draw:layer="layout" svg:width="0.173cm" svg:height="0.317cm" draw:transform="rotate (1.5707963267946) translate (5.88216453312181cm 2.52913209775718cm)" svg:viewBox="0 0 174 318" svg:d="M168 64c-449-204 304 151-141 85l-27 141 55 28">
              <text:p/>
            </draw:path>
            <draw:path draw:style-name="gr8" draw:text-style-name="P1" draw:layer="layout" svg:width="0.24cm" svg:height="0.607cm" draw:transform="rotate (1.5707963267946) translate (4.88197451730505cm 2.85473774280801cm)" svg:viewBox="0 0 241 608" svg:d="M241 608c-27-117-40-372-241-297l28-141 14-156 16-14">
              <text:p/>
            </draw:path>
            <draw:path draw:style-name="gr8" draw:text-style-name="P1" draw:layer="layout" svg:width="0.289cm" svg:height="0.215cm" draw:transform="rotate (1.5707963267946) translate (5.55095690517073cm 2.59809266818956cm)" svg:viewBox="0 0 290 216" svg:d="M0 216c5-60 76-348 175-144l69 83 46-31">
              <text:p/>
            </draw:path>
            <draw:path draw:style-name="gr8" draw:text-style-name="P1" draw:layer="layout" svg:width="0.521cm" svg:height="0.509cm" draw:transform="rotate (1.5707963267946) translate (4.38197620589155cm 3.05540892829064cm)" svg:viewBox="0 0 522 510" svg:d="M426 510c272-189-112-222-212-212-158 16-353-317-70-297l170 43-129 84">
              <text:p/>
            </draw:path>
            <draw:polyline draw:style-name="gr8" draw:text-style-name="P1" draw:layer="layout" svg:width="0.208cm" svg:height="0.129cm" draw:transform="rotate (1.5707963267946) translate (6.15254738634082cm 3.26379502831612cm)" svg:viewBox="0 0 209 130" draw:points="120,0 209,110 0,120 10,130">
              <text:p/>
            </draw:polyline>
            <draw:path draw:style-name="gr8" draw:text-style-name="P1" draw:layer="layout" svg:width="0.621cm" svg:height="0.315cm" svg:x="2.58cm" svg:y="2.702cm" svg:viewBox="0 0 622 316" svg:d="M622 283c-269 157-99-286-339-283l-156 57-127 85">
              <text:p/>
            </draw:path>
            <draw:path draw:style-name="gr8" draw:text-style-name="P1" draw:layer="layout" svg:width="0.489cm" svg:height="0.158cm" svg:x="2.202cm" svg:y="2.543cm" svg:viewBox="0 0 490 159" svg:d="M490 159c-148-147-337 44-490-89l131-70 50 30">
              <text:p/>
            </draw:path>
            <draw:path draw:style-name="gr8" draw:text-style-name="P1" draw:layer="layout" svg:width="0.391cm" svg:height="0.35cm" svg:x="2.202cm" svg:y="2.702cm" svg:viewBox="0 0 392 351" svg:d="M366 184c143-209-352-262-197-42 131 188-274 331-142 56">
              <text:p/>
            </draw:path>
            <draw:polyline draw:style-name="gr8" draw:text-style-name="P1" draw:layer="layout" svg:width="0.113cm" svg:height="0.212cm" svg:x="2.802cm" svg:y="2.388cm" svg:viewBox="0 0 114 213" draw:points="0,0 58,142 114,213">
              <text:p/>
            </draw:polyline>
            <draw:path draw:style-name="gr8" draw:text-style-name="P1" draw:layer="layout" svg:width="0.281cm" svg:height="0.465cm" svg:x="2.521cm" svg:y="2.602cm" svg:viewBox="0 0 282 466" svg:d="M245 0c-95 126 155 275-39 359l-84 67-122-29 8 69">
              <text:p/>
            </draw:path>
            <draw:path draw:style-name="gr8" draw:text-style-name="P1" draw:layer="layout" svg:width="0.269cm" svg:height="0.51cm" svg:x="2.802cm" svg:y="2.701cm" svg:viewBox="0 0 270 511" svg:d="M140 511c270-244-269-96-110-370l60-141 59 140 121 41">
              <text:p/>
            </draw:path>
            <draw:polyline draw:style-name="gr8" draw:text-style-name="P1" draw:layer="layout" svg:width="0.183cm" svg:height="0.183cm" svg:x="3.469cm" svg:y="3.678cm" svg:viewBox="0 0 184 184" draw:points="184,184 127,42 0,0">
              <text:p/>
            </draw:polyline>
            <draw:path draw:style-name="gr8" draw:text-style-name="P1" draw:layer="layout" svg:width="0.304cm" svg:height="0.367cm" svg:x="3.197cm" svg:y="4.034cm" svg:viewBox="0 0 305 368" svg:d="M305 87c-138 104-365-258-291 21 33 128 235 177 97 249v11">
              <text:p/>
            </draw:path>
            <draw:path draw:style-name="gr8" draw:text-style-name="P1" draw:layer="layout" svg:width="0.367cm" svg:height="0.304cm" svg:x="3.134cm" svg:y="4.301cm" svg:viewBox="0 0 368 305" svg:d="M281 305c-104-138 258-365-21-291-128 33-177 235-249 97h-11">
              <text:p/>
            </draw:path>
            <draw:polyline draw:style-name="gr8" draw:text-style-name="P1" draw:layer="layout" svg:width="0.121cm" svg:height="0.212cm" svg:x="3.502cm" svg:y="4.189cm" svg:viewBox="0 0 122 213" draw:points="75,213 122,107 60,0 0,31">
              <text:p/>
            </draw:polyline>
            <draw:path draw:style-name="gr8" draw:text-style-name="P1" draw:layer="layout" svg:width="0.409cm" svg:height="0.282cm" svg:x="3.492cm" svg:y="3.402cm" svg:viewBox="0 0 410 283" svg:d="M410 283c-209 0-208-269-410-283l43 142 56 14">
              <text:p/>
            </draw:path>
            <draw:path draw:style-name="gr8" draw:text-style-name="P1" draw:layer="layout" svg:width="0.241cm" svg:height="0.132cm" svg:x="3.66cm" svg:y="3.902cm" svg:viewBox="0 0 242 133" svg:d="M193 4c156 343-114-232-65 108l-106 21-22-42">
              <text:p/>
            </draw:path>
            <draw:path draw:style-name="gr8" draw:text-style-name="P1" draw:layer="layout" svg:width="0.204cm" svg:height="0.301cm" svg:x="3.197cm" svg:y="3.6cm" svg:viewBox="0 0 205 302" svg:d="M0 302c44-102 38-305 205-302l-65 108-32 96">
              <text:p/>
            </draw:path>
            <draw:path draw:style-name="gr8" draw:text-style-name="P1" draw:layer="layout" svg:width="0.397cm" svg:height="0.387cm" svg:x="3.104cm" svg:y="4.202cm" svg:viewBox="0 0 398 388" svg:d="M73 0c-208 144 86 169 162 161 120-12 269 241 53 227l-129-32 98-65">
              <text:p/>
            </draw:path>
            <draw:path draw:style-name="gr8" draw:text-style-name="P1" draw:layer="layout" svg:width="0.338cm" svg:height="0.385cm" svg:x="3.402cm" svg:y="3.902cm" svg:viewBox="0 0 339 386" svg:d="M0 18c168-98 419 234 113 283l156 57 70 28">
              <text:p/>
            </draw:path>
            <draw:polyline draw:style-name="gr8" draw:text-style-name="P1" draw:layer="layout" svg:width="0.113cm" svg:height="0.212cm" svg:x="3.789cm" svg:y="4.189cm" svg:viewBox="0 0 114 213" draw:points="114,0 56,142 0,213">
              <text:p/>
            </draw:polyline>
            <draw:path draw:style-name="gr8" draw:text-style-name="P1" draw:layer="layout" svg:width="0.317cm" svg:height="0.173cm" svg:x="3.001cm" svg:y="5.528cm" svg:viewBox="0 0 318 174" svg:d="M64 168c-204-449 150 304 85-141l141-27 28 55">
              <text:p/>
            </draw:path>
            <draw:path draw:style-name="gr8" draw:text-style-name="P1" draw:layer="layout" svg:width="0.353cm" svg:height="0.286cm" svg:x="3.501cm" svg:y="5.416cm" svg:viewBox="0 0 354 287" svg:d="M1 0c-14 112 167 503 227 127l126 28">
              <text:p/>
            </draw:path>
            <draw:path draw:style-name="gr10" draw:text-style-name="P1" draw:layer="layout" svg:width="0.354cm" svg:height="0.424cm" svg:x="4.301cm" svg:y="5.477cm" svg:viewBox="0 0 355 425" svg:d="M354 425c17-309-330 20-354-283l142 57 71-156-29-43">
              <text:p/>
            </draw:path>
            <draw:path draw:style-name="gr8" draw:text-style-name="P1" draw:layer="layout" svg:width="0.499cm" svg:height="0.23cm" svg:x="4.101cm" svg:y="5.402cm" svg:viewBox="0 0 500 231" svg:d="M0 111c49-188 462-131 280 120l151-70 69-29">
              <text:p/>
            </draw:path>
            <draw:path draw:style-name="gr8" draw:text-style-name="P1" draw:layer="layout" svg:width="0.409cm" svg:height="0.282cm" svg:x="3.591cm" svg:y="5.419cm" svg:viewBox="0 0 410 283" svg:d="M410 283c-209 0-208-269-410-283l43 142 56 14">
              <text:p/>
            </draw:path>
            <draw:path draw:style-name="gr8" draw:text-style-name="P1" draw:layer="layout" svg:width="0.498cm" svg:height="0.285cm" svg:x="3.101cm" svg:y="5.816cm" svg:viewBox="0 0 499 286" svg:d="M18 99c-105 206 291 271 283 43l140-142h58">
              <text:p/>
            </draw:path>
            <draw:path draw:style-name="gr8" draw:text-style-name="P1" draw:layer="layout" svg:width="0.238cm" svg:height="0.222cm" svg:x="3.262cm" svg:y="5.702cm" svg:viewBox="0 0 239 223" svg:d="M226 57c93 196-351 246-184 0l-42-57">
              <text:p/>
            </draw:path>
            <draw:path draw:style-name="gr8" draw:text-style-name="P1" draw:layer="layout" svg:width="0.173cm" svg:height="0.317cm" svg:x="3.101cm" svg:y="5.601cm" svg:viewBox="0 0 174 318" svg:d="M6 254c449 204-304-151 141-85l27-141-55-28">
              <text:p/>
            </draw:path>
            <draw:path draw:style-name="gr8" draw:text-style-name="P1" draw:layer="layout" svg:width="0.469cm" svg:height="0.159cm" svg:x="4.031cm" svg:y="5.702cm" svg:viewBox="0 0 470 160" svg:d="M470 150c-135-54-318-247-470-90l160 40 119 60">
              <text:p/>
            </draw:path>
            <draw:path draw:style-name="gr8" draw:text-style-name="P1" draw:layer="layout" svg:width="0.299cm" svg:height="0.56cm" svg:x="3.8cm" svg:y="5.54cm" svg:viewBox="0 0 300 561" svg:d="M300 561c-63-102-234-291-39-381l-120-79-120-101-21 1">
              <text:p/>
            </draw:path>
            <draw:path draw:style-name="gr8" draw:text-style-name="P1" draw:layer="layout" svg:width="0.276cm" svg:height="0.499cm" svg:x="4.224cm" svg:y="5.602cm" svg:viewBox="0 0 277 500" svg:d="M277 410c-71 220-397-14-230-170l1-199-40-41">
              <text:p/>
            </draw:path>
            <draw:polyline draw:style-name="gr8" draw:text-style-name="P1" draw:layer="layout" svg:width="0.183cm" svg:height="0.183cm" svg:x="2.97cm" svg:y="2.579cm" svg:viewBox="0 0 184 184" draw:points="184,184 127,42 0,0">
              <text:p/>
            </draw:polyline>
            <draw:path draw:style-name="gr8" draw:text-style-name="P1" draw:layer="layout" svg:width="0.335cm" svg:height="0.331cm" svg:x="3.503cm" svg:y="2.87cm" svg:viewBox="0 0 336 332" svg:d="M0 62c171 24 76 440 221 190 67-113-41-291 107-244l8-8">
              <text:p/>
            </draw:path>
            <draw:path draw:style-name="gr8" draw:text-style-name="P1" draw:layer="layout" svg:width="0.27cm" svg:height="0.341cm" svg:x="3.633cm" svg:y="2.961cm" svg:viewBox="0 0 271 342" svg:d="M0 33c100 100 258-175 259 75 0 42-391 324-95 205l107-12-22-31">
              <text:p/>
            </draw:path>
            <draw:path draw:style-name="gr8" draw:text-style-name="P1" draw:layer="layout" svg:width="0.295cm" svg:height="0.438cm" svg:x="3.607cm" svg:y="2.364cm" svg:viewBox="0 0 296 439" svg:d="M55 439c109 4 432-306 86-255l-141 14 70-142 43-56">
              <text:p/>
            </draw:path>
            <draw:path draw:style-name="gr8" draw:text-style-name="P1" draw:layer="layout" svg:width="0.254cm" svg:height="0.359cm" svg:x="3.42cm" svg:y="2.156cm" svg:viewBox="0 0 255 360" svg:d="M114 0c-88 70-236 475 71 250l70 110">
              <text:p/>
            </draw:path>
            <draw:path draw:style-name="gr8" draw:text-style-name="P1" draw:layer="layout" svg:width="0.409cm" svg:height="0.282cm" svg:x="2.993cm" svg:y="2.303cm" svg:viewBox="0 0 410 283" svg:d="M410 283c-209 0-208-269-410-283l43 142 56 14">
              <text:p/>
            </draw:path>
            <draw:path draw:style-name="gr8" draw:text-style-name="P1" draw:layer="layout" svg:width="0.281cm" svg:height="0.465cm" svg:x="3.403cm" svg:y="2.803cm" svg:viewBox="0 0 282 466" svg:d="M37 0c95 126-155 275 39 359l84 67 122-29-8 69">
              <text:p/>
            </draw:path>
            <draw:path draw:style-name="gr8" draw:text-style-name="P1" draw:layer="layout" svg:width="0.489cm" svg:height="0.158cm" svg:x="3.013cm" svg:y="3.044cm" svg:viewBox="0 0 490 159" svg:d="M490 159c-148-147-337 44-490-89l131-70 50 30">
              <text:p/>
            </draw:path>
            <draw:path draw:style-name="gr8" draw:text-style-name="P1" draw:layer="layout" svg:width="0.241cm" svg:height="0.132cm" svg:x="3.161cm" svg:y="2.803cm" svg:viewBox="0 0 242 133" svg:d="M193 4c156 343-114-232-65 108l-106 21-22-42">
              <text:p/>
            </draw:path>
            <draw:path draw:style-name="gr8" draw:text-style-name="P1" draw:layer="layout" svg:width="0.509cm" svg:height="0.521cm" svg:x="3.003cm" svg:y="2.202cm" svg:viewBox="0 0 510 522" svg:d="M510 96c-189-272-222 112-212 212 16 158-317 353-297 70l43-170 84 129">
              <text:p/>
            </draw:path>
            <draw:path draw:style-name="gr8" draw:text-style-name="P1" draw:layer="layout" svg:width="0.311cm" svg:height="0.215cm" svg:x="3.403cm" svg:y="2.587cm" svg:viewBox="0 0 312 216" svg:d="M0 216c160 0 158-205 312-216l-32 108-43 12">
              <text:p/>
            </draw:path>
            <draw:path draw:style-name="gr8" draw:text-style-name="P1" draw:layer="layout" svg:width="0.338cm" svg:height="0.385cm" svg:x="2.903cm" svg:y="2.803cm" svg:viewBox="0 0 339 386" svg:d="M0 18c168-98 419 234 113 283l156 57 70 28">
              <text:p/>
            </draw:path>
            <draw:path draw:style-name="gr8" draw:text-style-name="P1" draw:layer="layout" svg:width="0.281cm" svg:height="0.465cm" svg:x="5.022cm" svg:y="5.502cm" svg:viewBox="0 0 282 466" svg:d="M245 0c-95 126 155 275-39 359l-84 67-122-29 8 69">
              <text:p/>
            </draw:path>
            <draw:path draw:style-name="gr8" draw:text-style-name="P1" draw:layer="layout" svg:width="0.474cm" svg:height="0.499cm" svg:x="4.928cm" svg:y="5.503cm" svg:viewBox="0 0 475 500" svg:d="M241 500c1-186-400-78-170-311 39-39 664 64 279-100l-109-89-10 49">
              <text:p/>
            </draw:path>
            <draw:path draw:style-name="gr8" draw:text-style-name="P1" draw:layer="layout" svg:width="0.295cm" svg:height="0.438cm" svg:x="5.007cm" svg:y="5.502cm" svg:viewBox="0 0 296 439" svg:d="M55 0c109-4 432 306 86 255l-141-14 70 141 43 57">
              <text:p/>
            </draw:path>
            <draw:path draw:style-name="gr8" draw:text-style-name="P1" draw:layer="layout" svg:width="0.204cm" svg:height="0.369cm" svg:x="2.87cm" svg:y="3.488cm" svg:viewBox="0 0 205 370" svg:d="M0 0c38 123 13 265 103 370v-123l80-113 22 11">
              <text:p/>
            </draw:path>
            <draw:path draw:style-name="gr8" draw:text-style-name="P1" draw:layer="layout" svg:width="0.182cm" svg:height="0.255cm" svg:x="3.075cm" svg:y="3.603cm" svg:viewBox="0 0 183 256" svg:d="M148 0c50 38 59 457-57 136l-91 78">
              <text:p/>
            </draw:path>
            <draw:path draw:style-name="gr8" draw:text-style-name="P1" draw:layer="layout" svg:width="0.251cm" svg:height="0.171cm" svg:x="2.743cm" svg:y="3.289cm" svg:viewBox="0 0 252 172" svg:d="M0 172c129 0 128-164 252-172l-26 86-35 9">
              <text:p/>
            </draw:path>
            <draw:path draw:style-name="gr8" draw:text-style-name="P1" draw:layer="layout" svg:width="0.194cm" svg:height="0.105cm" svg:x="3.075cm" svg:y="3.063cm" svg:viewBox="0 0 195 106" svg:d="M156 3c125 274-93-184-52 86l-87 17-17-33">
              <text:p/>
            </draw:path>
            <draw:path draw:style-name="gr8" draw:text-style-name="P1" draw:layer="layout" svg:width="0.402cm" svg:height="0.183cm" svg:x="2.672cm" svg:y="3.277cm" svg:viewBox="0 0 403 184" svg:d="M0 89c40-150 373-105 226 95l121-56 56-23">
              <text:p/>
            </draw:path>
            <draw:path draw:style-name="gr8" draw:text-style-name="P1" draw:layer="layout" svg:width="0.402cm" svg:height="0.183cm" svg:x="2.979cm" svg:y="3.408cm" svg:viewBox="0 0 403 184" svg:d="M403 88c-40-149-372-104-226 96l-121-56-56-24">
              <text:p/>
            </draw:path>
            <draw:path draw:style-name="gr8" draw:text-style-name="P1" draw:layer="layout" svg:width="0.271cm" svg:height="0.263cm" svg:x="2.804cm" svg:y="3.063cm" svg:viewBox="0 0 272 264" svg:d="M0 49c139 19 62 351 178 152 54-91-33-232 87-195l7-6">
              <text:p/>
            </draw:path>
            <draw:path draw:style-name="gr8" draw:text-style-name="P1" draw:layer="layout" svg:width="0.33cm" svg:height="0.283cm" svg:x="2.667cm" svg:y="3.478cm" svg:viewBox="0 0 331 284" svg:d="M331 0c-143 20-145 244-285 281-134 34 56-290 193-247l47 123 10 23">
              <text:p/>
            </draw:path>
          </draw:g>
          <draw:line draw:style-name="gr11" draw:text-style-name="P1" draw:layer="layout" svg:x1="4.3cm" svg:y1="1.7cm" svg:x2="4.3cm" svg:y2="6.7cm">
            <text:p/>
          </draw:line>
          <draw:line draw:style-name="gr12" draw:text-style-name="P1" draw:layer="layout" svg:x1="4.5cm" svg:y1="2.2cm" svg:x2="4.5cm" svg:y2="6.7cm">
            <text:p/>
          </draw:line>
          <draw:line draw:style-name="gr13" draw:text-style-name="P1" draw:layer="layout" svg:x1="1.8cm" svg:y1="6.4cm" svg:x2="1.8cm" svg:y2="4.9cm">
            <text:p/>
          </draw:line>
          <draw:line draw:style-name="gr13" draw:text-style-name="P1" draw:layer="layout" svg:x1="1.8cm" svg:y1="6.4cm" svg:x2="3.3cm" svg:y2="6.4cm">
            <text:p/>
          </draw:line>
          <draw:circle draw:style-name="gr14" draw:text-style-name="P1" draw:layer="layout" svg:width="0.3cm" svg:height="0.3cm" svg:x="1.65cm" svg:y="6.23cm">
            <text:p/>
          </draw:circle>
          <draw:frame draw:style-name="gr15" draw:text-style-name="P2" draw:layer="layout" svg:width="0.764cm" svg:height="0.852cm" svg:x="1.4cm" svg:y="6.348cm">
            <draw:text-box>
              <text:p><text:span text:style-name="T1">y</text:span></text:p>
            </draw:text-box>
          </draw:frame>
          <draw:frame draw:style-name="gr16" draw:text-style-name="P2" draw:layer="layout" svg:width="0.735cm" svg:height="0.852cm" svg:x="1.434cm" svg:y="4.15cm">
            <draw:text-box>
              <text:p><text:span text:style-name="T1">z</text:span></text:p>
            </draw:text-box>
          </draw:frame>
          <draw:frame draw:style-name="gr17" draw:text-style-name="P2" draw:layer="layout" svg:width="0.769cm" svg:height="0.852cm" svg:x="3.103cm" svg:y="5.95cm">
            <draw:text-box>
              <text:p><text:span text:style-name="T1">x</text:span></text:p>
            </draw:text-box>
          </draw:frame>
          <draw:frame draw:style-name="gr17" draw:text-style-name="P2" draw:layer="layout" svg:width="1.146cm" svg:height="1.02cm" svg:x="3.978cm" svg:y="0.878cm">
            <draw:text-box>
              <text:p><text:span text:style-name="T2">x</text:span><text:span text:style-name="T3">OT</text:span></text:p>
            </draw:text-box>
          </draw:frame>
          <draw:custom-shape draw:style-name="gr18" draw:text-style-name="P1" draw:layer="layout" svg:width="1.4cm" svg:height="0.3cm" svg:x="3.6cm" svg:y="1.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7" draw:text-style-name="P2" draw:layer="layout" svg:width="0.769cm" svg:height="0.852cm" svg:x="4.178cm" svg:y="6.478cm">
            <draw:text-box>
              <text:p><text:span text:style-name="T2">x</text:span></text:p>
            </draw:text-box>
          </draw:frame>
          <draw:line draw:style-name="gr19" draw:text-style-name="P1" draw:layer="layout" svg:x1="4.5cm" svg:y1="4.2cm" svg:x2="3.9cm" svg:y2="4.7cm">
            <text:p/>
          </draw:line>
          <draw:frame draw:style-name="gr20" draw:text-style-name="P3" draw:layer="layout" svg:width="0.824cm" svg:height="0.852cm" svg:x="3.7cm" svg:y="3.648cm">
            <draw:text-box>
              <text:p text:style-name="P3"><text:span text:style-name="T4">R</text:span></text:p>
            </draw:text-box>
          </draw:frame>
        </draw:g>
        <draw:g>
          <draw:line draw:style-name="gr21" draw:text-style-name="P1" draw:layer="layout" svg:x1="7.9cm" svg:y1="3.9cm" svg:x2="7.9cm" svg:y2="1.9cm">
            <text:p/>
          </draw:line>
          <draw:line draw:style-name="gr21" draw:text-style-name="P1" draw:layer="layout" svg:x1="7.9cm" svg:y1="3.9cm" svg:x2="12.6cm" svg:y2="3.9cm">
            <text:p/>
          </draw:line>
        </draw:g>
        <draw:g>
          <draw:line draw:style-name="gr21" draw:text-style-name="P1" draw:layer="layout" svg:x1="7.9cm" svg:y1="6.28cm" svg:x2="7.9cm" svg:y2="4.28cm">
            <text:p/>
          </draw:line>
          <draw:line draw:style-name="gr21" draw:text-style-name="P1" draw:layer="layout" svg:x1="7.9cm" svg:y1="6.28cm" svg:x2="12.6cm" svg:y2="6.28cm">
            <text:p/>
          </draw:line>
        </draw:g>
        <draw:frame draw:style-name="gr20" draw:text-style-name="P5" draw:layer="layout" svg:width="0.65cm" svg:height="0.852cm" svg:x="12.5cm" svg:y="3.5cm">
          <draw:text-box>
            <text:p text:style-name="P4"><text:span text:style-name="T5">t</text:span></text:p>
          </draw:text-box>
        </draw:frame>
        <draw:frame draw:style-name="gr20" draw:text-style-name="P5" draw:layer="layout" svg:width="0.65cm" svg:height="0.852cm" svg:x="12.5cm" svg:y="5.901cm">
          <draw:text-box>
            <text:p text:style-name="P4"><text:span text:style-name="T5">t</text:span></text:p>
          </draw:text-box>
        </draw:frame>
        <draw:frame draw:style-name="gr20" draw:text-style-name="P6" draw:layer="layout" svg:width="1.476cm" svg:height="0.852cm" svg:x="8.4cm" svg:y="6.3cm">
          <draw:text-box>
            <text:p text:style-name="P4"><text:span text:style-name="T5">t</text:span><text:span text:style-name="T6"> = 0</text:span></text:p>
          </draw:text-box>
        </draw:frame>
        <draw:frame draw:style-name="gr20" draw:text-style-name="P6" draw:layer="layout" svg:width="1.222cm" svg:height="0.911cm" draw:transform="rotate (1.5707963267946) translate (6.9cm 3.564cm)">
          <draw:text-box>
            <text:p text:style-name="P6"><text:span text:style-name="T7">g</text:span><text:span text:style-name="T6">(</text:span><text:span text:style-name="T5">t</text:span><text:span text:style-name="T6">)</text:span></text:p>
          </draw:text-box>
        </draw:frame>
        <draw:frame draw:style-name="gr20" draw:text-style-name="P6" draw:layer="layout" svg:width="1.324cm" svg:height="0.911cm" draw:transform="rotate (1.5707963267946) translate (6.911cm 6.069cm)">
          <draw:text-box>
            <text:p text:style-name="P6"><text:span text:style-name="T7">s</text:span><text:span text:style-name="T6">(</text:span><text:span text:style-name="T5">t</text:span><text:span text:style-name="T6">)</text:span></text:p>
          </draw:text-box>
        </draw:frame>
        <draw:frame draw:style-name="gr20" draw:text-style-name="P7" draw:layer="layout" svg:width="1.188cm" svg:height="0.882cm" svg:x="1.812cm" svg:y="1.3cm">
          <draw:text-box>
            <text:p><text:span text:style-name="T8">(a)</text:span></text:p>
          </draw:text-box>
        </draw:frame>
        <draw:line draw:style-name="gr22" draw:text-style-name="P1" draw:layer="layout" svg:x1="9.1cm" svg:y1="1.7cm" svg:x2="9.1cm" svg:y2="6.5cm">
          <text:p/>
        </draw:line>
        <draw:line draw:style-name="gr23" draw:text-style-name="P1" draw:layer="layout" svg:x1="7.9cm" svg:y1="3.9cm" svg:x2="9.1cm" svg:y2="3.9cm">
          <text:p/>
        </draw:line>
        <draw:line draw:style-name="gr23" draw:text-style-name="P1" draw:layer="layout" svg:x1="9.1cm" svg:y1="2.2cm" svg:x2="12.6cm" svg:y2="2.2cm">
          <text:p/>
        </draw:line>
        <draw:line draw:style-name="gr24" draw:text-style-name="P1" draw:layer="layout" svg:x1="7.9cm" svg:y1="6.3cm" svg:x2="9.1cm" svg:y2="6.3cm">
          <text:p/>
        </draw:line>
        <draw:line draw:style-name="gr25" draw:text-style-name="P1" draw:layer="layout" svg:x1="10.4cm" svg:y1="2.2cm" svg:x2="10.4cm" svg:y2="3.9cm">
          <text:p/>
        </draw:line>
        <draw:frame draw:style-name="gr20" draw:text-style-name="P8" draw:layer="layout" svg:width="0.87cm" svg:height="1.072cm" svg:x="10.33cm" svg:y="2.528cm">
          <draw:text-box>
            <text:p><text:span text:style-name="T7">g</text:span><text:span text:style-name="T9">0</text:span></text:p>
          </draw:text-box>
        </draw:frame>
        <draw:path draw:style-name="gr24" draw:text-style-name="P1" draw:layer="layout" svg:width="3.499cm" svg:height="1.399cm" svg:x="9.1cm" svg:y="4.5cm" svg:viewBox="0 0 3500 1400" svg:d="M0 0c135 1400 3500 1400 3500 1400">
          <text:p/>
        </draw:path>
        <draw:frame draw:style-name="gr20" draw:text-style-name="P7" draw:layer="layout" svg:width="1.188cm" svg:height="0.882cm" svg:x="11.612cm" svg:y="1.3cm">
          <draw:text-box>
            <text:p><text:span text:style-name="T8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2" draw:display-name="Gradient 12" draw:style="radial" draw:cx="70%" draw:cy="30%" draw:start-color="#666666" draw:end-color="#ffffff" draw:start-intensity="100%" draw:end-intensity="100%" draw:border="20%"/>
    <draw:gradient draw:name="Rectangular_20_red_2f_white" draw:display-name="Rectangular red/white" draw:style="rectangular" draw:cx="50%" draw:cy="50%" draw:start-color="#ffffff" draw:end-color="#ff0000" draw:start-intensity="100%" draw:end-intensity="100%" draw:angle="450" draw:border="5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0.389cm" fo:margin-left="1cm" fo:margin-right="7.71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ben Gomez </meta:initial-creator>
    <meta:creation-date>2019-06-18T15:22:34.68</meta:creation-date>
    <dc:date>2019-06-18T16:18:29.60</dc:date>
    <dc:creator>Ruben Gomez </dc:creator>
    <meta:editing-duration>PT40M41S</meta:editing-duration>
    <meta:editing-cycles>6</meta:editing-cycles>
    <meta:generator>OpenOffice/4.1.5$Win32 OpenOffice.org_project/415m1$Build-9789</meta:generator>
    <meta:document-statistic meta:object-count="226"/>
  </office:meta>
</office:document-meta>
</file>